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772in"/>
    </style:style>
    <style:style style:name="co2" style:family="table-column">
      <style:table-column-properties fo:break-before="auto" style:column-width="1.2591in"/>
    </style:style>
    <style:style style:name="co3" style:family="table-column">
      <style:table-column-properties fo:break-before="auto" style:column-width="1.2693in"/>
    </style:style>
    <style:style style:name="co4" style:family="table-column">
      <style:table-column-properties fo:break-before="auto" style:column-width="3.6161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home/work</text:p>
          </table:table-cell>
          <table:table-cell office:value-type="string">
            <text:p>cell</text:p>
          </table:table-cell>
          <table:table-cell office:value-type="string">
            <text:p>email</text:p>
          </table:table-cell>
          <table:table-cell office:value-type="string">
            <text:p>preference</text:p>
          </table:table-cell>
          <table:table-cell table:number-columns-repeated="4"/>
        </table:table-row>
        <table:table-row table:style-name="ro1">
          <table:table-cell office:value-type="string">
            <text:p>Cathy Romano</text:p>
          </table:table-cell>
          <table:table-cell table:number-columns-repeated="2"/>
          <table:table-cell office:value-type="string">
            <text:p>romano.cathy@gmail.com</text:p>
          </table:table-cell>
          <table:table-cell table:number-columns-repeated="5"/>
        </table:table-row>
        <table:table-row table:style-name="ro1">
          <table:table-cell office:value-type="string">
            <text:p>Laura Shelton</text:p>
          </table:table-cell>
          <table:table-cell table:number-columns-repeated="2"/>
          <table:table-cell office:value-type="string">
            <text:p>handbellhog@hotmail.com</text:p>
          </table:table-cell>
          <table:table-cell table:number-columns-repeated="5"/>
        </table:table-row>
        <table:table-row table:style-name="ro2">
          <table:table-cell office:value-type="string">
            <text:p>Bridget Kerrigan</text:p>
          </table:table-cell>
          <table:table-cell office:value-type="string">
            <text:p>703.435.3900</text:p>
            <text:p>240 388 6415</text:p>
            <text:p/>
            <text:p/>
          </table:table-cell>
          <table:table-cell/>
          <table:table-cell office:value-type="string">
            <text:p>bkerrigan@fitnessfirstclubs.com</text:p>
          </table:table-cell>
          <table:table-cell table:number-columns-repeated="5"/>
        </table:table-row>
        <table:table-row table:style-name="ro1">
          <table:table-cell office:value-type="string">
            <text:p>Tom Houck</text:p>
          </table:table-cell>
          <table:table-cell table:number-columns-repeated="2"/>
          <table:table-cell office:value-type="string">
            <text:p>Tphouck@aol.com</text:p>
          </table:table-cell>
          <table:table-cell table:number-columns-repeated="5"/>
        </table:table-row>
        <table:table-row table:style-name="ro1">
          <table:table-cell office:value-type="string">
            <text:p>Don McCoy</text:p>
          </table:table-cell>
          <table:table-cell table:number-columns-repeated="2"/>
          <table:table-cell office:value-type="string">
            <text:p>dmccoy1030@aol.com</text:p>
          </table:table-cell>
          <table:table-cell table:number-columns-repeated="5"/>
        </table:table-row>
        <table:table-row table:style-name="ro1">
          <table:table-cell office:value-type="string">
            <text:p>Mike Latham</text:p>
          </table:table-cell>
          <table:table-cell table:number-columns-repeated="2"/>
          <table:table-cell office:value-type="string">
            <text:p>mike.latham@verizon.net</text:p>
            <draw:frame table:end-cell-address="Sheet1.D8" table:end-x="0.1661in" table:end-y="0.1555in" draw:z-index="0" draw:name="https://mail.google.com/mail/images/cleardot.gif" draw:style-name="gr1" draw:text-style-name="P1" svg:width="0.1661in" svg:height="0.1661in" svg:x="0in" svg:y="0.1665in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 office:value-type="string">
            <text:p>Reanna Nagle</text:p>
          </table:table-cell>
          <table:table-cell office:value-type="string">
            <text:p>619-922-0408</text:p>
          </table:table-cell>
          <table:table-cell/>
          <table:table-cell office:value-type="string">
            <text:p>jeremyandreanna@yahoo.com</text:p>
          </table:table-cell>
          <table:table-cell table:number-columns-repeated="5"/>
        </table:table-row>
        <table:table-row table:style-name="ro1">
          <table:table-cell office:value-type="string">
            <text:p>Renee Glauser</text:p>
          </table:table-cell>
          <table:table-cell office:value-type="string">
            <text:p>703-264-1410</text:p>
          </table:table-cell>
          <table:table-cell office:value-type="string">
            <text:p>703-362-7180</text:p>
          </table:table-cell>
          <table:table-cell office:value-type="string">
            <text:p>rglauser@cox.net</text:p>
          </table:table-cell>
          <table:table-cell table:number-columns-repeated="5"/>
        </table:table-row>
        <table:table-row table:style-name="ro1">
          <table:table-cell office:value-type="string">
            <text:p>Steven DiLeonardo</text:p>
          </table:table-cell>
          <table:table-cell office:value-type="string">
            <text:p>(703) 591-2152</text:p>
          </table:table-cell>
          <table:table-cell/>
          <table:table-cell office:value-type="string">
            <text:p>svdileonardo@verizon.net</text:p>
          </table:table-cell>
          <table:table-cell table:number-columns-repeated="5"/>
        </table:table-row>
        <table:table-row table:style-name="ro1">
          <table:table-cell office:value-type="string">
            <text:p>Nancy Larson</text:p>
          </table:table-cell>
          <table:table-cell table:number-columns-repeated="2"/>
          <table:table-cell office:value-type="string">
            <text:p>alnancylarson@gmail.com</text:p>
          </table:table-cell>
          <table:table-cell table:number-columns-repeated="5"/>
        </table:table-row>
        <table:table-row table:style-name="ro1">
          <table:table-cell office:value-type="string">
            <text:p>Heather Young</text:p>
          </table:table-cell>
          <table:table-cell office:value-type="string">
            <text:p>703-435-7446</text:p>
          </table:table-cell>
          <table:table-cell/>
          <table:table-cell office:value-type="string">
            <text:p>heatherlyoung@verizon.net</text:p>
            <draw:frame table:end-cell-address="Sheet1.D13" table:end-x="0.1661in" table:end-y="0.1642in" draw:z-index="2" draw:name="https://mail.google.com/mail/images/cleardot.gif" draw:style-name="gr1" draw:text-style-name="P1" svg:width="0.1661in" svg:height="0.1661in" svg:x="0in" svg:y="0.1752in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office:value-type="string">
            <text:p>Saturday</text:p>
          </table:table-cell>
          <table:table-cell table:number-columns-repeated="4"/>
        </table:table-row>
        <table:table-row table:style-name="ro1">
          <table:table-cell office:value-type="string">
            <text:p>Carolyn Murphy</text:p>
          </table:table-cell>
          <table:table-cell office:value-type="string">
            <text:p>703 909 9500</text:p>
          </table:table-cell>
          <table:table-cell/>
          <table:table-cell office:value-type="string">
            <text:p>a7492097@aol.com</text:p>
          </table:table-cell>
          <table:table-cell table:number-columns-repeated="5"/>
        </table:table-row>
        <table:table-row table:style-name="ro1">
          <table:table-cell office:value-type="string">
            <text:p>Megan Hartin</text:p>
          </table:table-cell>
          <table:table-cell table:number-columns-repeated="2"/>
          <table:table-cell office:value-type="string">
            <text:p>Hartin5@cox.net</text:p>
          </table:table-cell>
          <table:table-cell table:number-columns-repeated="5"/>
        </table:table-row>
        <table:table-row table:style-name="ro1">
          <table:table-cell office:value-type="string">
            <text:p>Kathy Eckert</text:p>
          </table:table-cell>
          <table:table-cell table:number-columns-repeated="2"/>
          <table:table-cell office:value-type="string">
            <text:p>piano4funva-kathy@yahoo.com</text:p>
            <draw:frame table:end-cell-address="Sheet1.D19" table:end-x="0.1661in" table:end-y="0.163in" draw:z-index="1" draw:name="https://mail.google.com/mail/images/cleardot.gif" draw:style-name="gr1" draw:text-style-name="P1" svg:width="0.1661in" svg:height="0.6976in" svg:x="0in" svg:y="0.174in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office:value-type="string">
            <text:p>Sunday</text:p>
          </table:table-cell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>
            <text:p>Linda Fox</text:p>
          </table:table-cell>
          <table:table-cell table:number-columns-repeated="2"/>
          <table:table-cell office:value-type="string">
            <text:p>ljfoxbk@aol.com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>
            <text:p>Cynthia Lopynski</text:p>
          </table:table-cell>
          <table:table-cell table:number-columns-repeated="2"/>
          <table:table-cell office:value-type="string">
            <text:p>clopynski@florisumc.org</text:p>
          </table:table-cell>
          <table:table-cell table:number-columns-repeated="5"/>
        </table:table-row>
        <table:table-row table:style-name="ro1">
          <table:table-cell office:value-type="string">
            <text:p>Jeffrey Hoyt</text:p>
          </table:table-cell>
          <table:table-cell table:number-columns-repeated="2"/>
          <table:table-cell office:value-type="string">
            <text:p>jchoyt@gmail.com</text:p>
          </table:table-cell>
          <table:table-cell table:number-columns-repeated="5"/>
        </table:table-row>
        <table:table-row table:style-name="ro1">
          <table:table-cell office:value-type="string">
            <text:p>Theresa Low</text:p>
          </table:table-cell>
          <table:table-cell office:value-type="string">
            <text:p>703-860-1197</text:p>
          </table:table-cell>
          <table:table-cell office:value-type="string">
            <text:p>703-473-1117</text:p>
          </table:table-cell>
          <table:table-cell office:value-type="string">
            <text:p>lowtm@verizon.net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2">05/22/2010</text:date>, <text:time>16:4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16T10:09:40</meta:creation-date>
    <meta:generator>OpenOffice.org/3.0$Linux OpenOffice.org_project/300m15$Build-9379</meta:generator>
    <dc:date>2010-05-22T16:41:41</dc:date>
    <meta:editing-duration>PT08H37M06S</meta:editing-duration>
    <meta:editing-cycles>8</meta:editing-cycles>
    <meta:document-statistic meta:table-count="3" meta:cell-count="52" meta:object-count="3"/>
    <meta:user-defined meta:name="Info 1"/>
    <meta:user-defined meta:name="Info 2"/>
    <meta:user-defined meta:name="Info 3"/>
    <meta:user-defined meta:name="Info 4"/>
  </office:meta>
</office:document-meta>
</file>